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Week4 Homework Deliverable </text:p>
          </table:table-cell>
          <table:table-cell table:number-columns-repeated="2"/>
        </table:table-row>
        <table:table-row table:style-name="ro1">
          <table:table-cell office:value-type="string">
            <text:p>You must define your own Network range with 3 public Subnets and 2 private subnets. Must include subnet mask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PC</text:p>
          </table:table-cell>
          <table:table-cell table:number-columns-repeated="2"/>
        </table:table-row>
        <table:table-row table:style-name="ro1">
          <table:table-cell office:value-type="string">
            <text:p>10.225.0.0/1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-AZ</text:p>
          </table:table-cell>
          <table:table-cell office:value-type="string">
            <text:p>CIDR</text:p>
          </table:table-cell>
          <table:table-cell office:value-type="string">
            <text:p>Mask</text:p>
          </table:table-cell>
        </table:table-row>
        <table:table-row table:style-name="ro1">
          <table:table-cell office:value-type="string">
            <text:p>Public 1 </text:p>
          </table:table-cell>
          <table:table-cell office:value-type="string">
            <text:p>10.225.1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ublic 2 </text:p>
          </table:table-cell>
          <table:table-cell office:value-type="string">
            <text:p>10.225.2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ublic 3 </text:p>
          </table:table-cell>
          <table:table-cell office:value-type="string">
            <text:p>10.225.3.0/24</text:p>
          </table:table-cell>
          <table:table-cell office:value-type="string">
            <text:p>255.255.255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ivate 1 </text:p>
          </table:table-cell>
          <table:table-cell office:value-type="string">
            <text:p>10.225.11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rivate 2 </text:p>
          </table:table-cell>
          <table:table-cell office:value-type="string">
            <text:p>10.225.12.0/24</text:p>
          </table:table-cell>
          <table:table-cell office:value-type="string">
            <text:p>255.255.255.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3">10/13/2025</text:date>, <text:time>19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hurchill</meta:initial-creator>
    <meta:creation-date>2025-10-13T19:12:03.68</meta:creation-date>
    <dc:date>2025-10-13T19:15:17.23</dc:date>
    <dc:creator>Chris Churchill</dc:creator>
    <meta:editing-duration>PT3M16S</meta:editing-duration>
    <meta:editing-cycles>1</meta:editing-cycles>
    <meta:document-statistic meta:table-count="3" meta:cell-count="22" meta:object-count="0"/>
    <meta:generator>OpenOffice/4.1.15$Win32 OpenOffice.org_project/4115m2$Build-9813</meta:generator>
  </office:meta>
</office:document-meta>
</file>